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9931" officeooo:paragraph-rsid="00159931"/>
    </style:style>
    <style:style style:name="P2" style:family="paragraph" style:parent-style-name="Standard">
      <style:text-properties officeooo:rsid="0016d1d3" officeooo:paragraph-rsid="0016d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"/>
      <text:p text:style-name="P1"/>
      <text:p text:style-name="P1"/>
      <text:p text:style-name="P1"/>
      <text:p text:style-name="P1">script.js</text:p>
      <text:p text:style-name="P1"/>
      <text:p text:style-name="P1">{</text:p>
      <text:p text:style-name="P1">var i = 1 ;<text:tab/><text:tab/><text:tab/><text:tab/>utiliser les variable locales comme ici , entre les {}</text:p>
      <text:p text:style-name="P1">let j = 2 ;</text:p>
      <text:p text:style-name="P1">console.log(‘i=’ + i) ;</text:p>
      <text:p text:style-name="P1">console.log(‘j=’ + j) ;</text:p>
      <text:p text:style-name="P1"/>
      <text:p text:style-name="P1">}</text:p>
      <text:p text:style-name="P1"/>
      <text:p text:style-name="P1">utiliser plutot le let que le var</text:p>
      <text:p text:style-name="P1"/>
      <text:p text:style-name="P2">comment on fait un if</text:p>
      <text:p text:style-name="P2"/>
      <text:p text:style-name="P2">ex je veux savoir sur j est positif</text:p>
      <text:p text:style-name="P2"/>
      <text:p text:style-name="P2">let j = 2 ;</text:p>
      <text:p text:style-name="P2"/>
      <text:p text:style-name="P2">if( j&gt;0 ){</text:p>
      <text:p text:style-name="P2"><text:tab/>console.log(‘vrai’) ;</text:p>
      <text:p text:style-name="P2">}</text:p>
      <text:p text:style-name="P2">else if(j===0) <text:s text:c="3"/>{</text:p>
      <text:p text:style-name="P2"><text:tab/>console.log(‘c\’est zero’) ;</text:p>
      <text:p text:style-name="P2">}</text:p>
      <text:p text:style-name="P2">else{</text:p>
      <text:p text:style-name="P2"><text:tab/>console.log(‘faux’) 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01:19.812817358</meta:creation-date>
    <dc:date>2019-10-23T10:48:42.172554208</dc:date>
    <meta:editing-duration>PT26M12S</meta:editing-duration>
    <meta:editing-cycles>1</meta:editing-cycles>
    <meta:document-statistic meta:table-count="0" meta:image-count="0" meta:object-count="0" meta:page-count="1" meta:paragraph-count="21" meta:word-count="74" meta:character-count="357" meta:non-whitespace-character-count="295"/>
    <meta:generator>LibreOffice/6.0.7.3$Linux_X86_64 LibreOffice_project/00m0$Build-3</meta:generator>
  </office:meta>
</office:document-meta>
</file>